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officeooo:rsid="000d8cff" officeooo:paragraph-rsid="000d8cff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a1faf" officeooo:paragraph-rsid="000a1faf"/>
    </style:style>
    <style:style style:name="P3" style:family="paragraph" style:parent-style-name="Standard">
      <style:text-properties fo:font-size="12pt" style:text-underline-style="none" officeooo:rsid="000b8a6b" officeooo:paragraph-rsid="000b8a6b"/>
    </style:style>
    <style:style style:name="P4" style:family="paragraph" style:parent-style-name="Standard">
      <style:text-properties fo:font-size="12pt" style:text-underline-style="none" officeooo:rsid="000d7bd4" officeooo:paragraph-rsid="000d7bd4"/>
    </style:style>
    <style:style style:name="P5" style:family="paragraph" style:parent-style-name="Standard">
      <style:text-properties fo:font-size="12pt" style:text-underline-style="none" officeooo:rsid="000d8cff" officeooo:paragraph-rsid="000d8c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vim setup notes</text:p>
      <text:p text:style-name="P3">Plugins:</text:p>
      <text:p text:style-name="P3">- Nerd tree</text:p>
      <text:p text:style-name="P3">- cntrl p</text:p>
      <text:p text:style-name="P3">- typescript-vim (syntax highlighting) + tsuquyomi <text:s/>(ide features: auto complete, rename, references, autocompile) + syntactic (syntax check - uses tsuquyomi and tslint)</text:p>
      <text:p text:style-name="P4">- git fugutive (git integration: blame, diff, checkout, etc)</text:p>
      <text:p text:style-name="P5"/>
      <text:p text:style-name="P5"/>
      <text:p text:style-name="P1">NerdTree</text:p>
      <text:p text:style-name="P5"/>
      <text:p text:style-name="P1">Tsuquyomi</text:p>
      <text:p text:style-name="P5"/>
      <text:p text:style-name="P1">Git Fugu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5:05:31.731224380</meta:creation-date>
    <dc:date>2017-07-01T15:13:07.861671434</dc:date>
    <meta:editing-duration>PT7M34S</meta:editing-duration>
    <meta:editing-cycles>4</meta:editing-cycles>
    <meta:generator>LibreOffice/5.3.4.2$Linux_X86_64 LibreOffice_project/30m0$Build-2</meta:generator>
    <meta:document-statistic meta:table-count="0" meta:image-count="0" meta:object-count="0" meta:page-count="1" meta:paragraph-count="9" meta:word-count="46" meta:character-count="304" meta:non-whitespace-character-count="266"/>
  </office:meta>
</office:document-meta>
</file>